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6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4" style:family="text">
      <style:text-properties fo:color="#000000" style:text-line-through-styl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Arial" style:font-size-asian="12pt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Arial"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<text:span text:style-name="Default_20_Paragraph_20_Font"><text:span text:style-name="T9">P8-STATS (Portugal)</text:span></text:span></text:p>
      <text:p text:style-name="P3"/>
      <text:p text:style-name="P2">Books / Academic Articles</text:p>
      <text:p text:style-name="P2"/>
      <text:p text:style-name="P7"><text:span text:style-name="Default_20_Paragraph_20_Font"><text:span text:style-name="T1">The data warehouse toolkit : the complete guide to dimensional modeling / Ralph Kimball, Margy Ross. - 2nd ed.</text:span></text:span></text:p>
      <text:p text:style-name="P8"/>
      <text:p text:style-name="P7"><text:span text:style-name="Default_20_Paragraph_20_Font"><text:span text:style-name="T1">Executive Information Systems: Development Lifecycle and Building by using the Business Inteligence Tools / Lungu Ion, Vatuiu Teodora.</text:span></text:span></text:p>
      <text:p text:style-name="P8"/>
      <text:p text:style-name="P7"><text:span text:style-name="Default_20_Paragraph_20_Font"><text:span text:style-name="T1">Building Information out of Data: Executive Information System at Penn State University / The Pennsylvania State University Executive Information System Coordinating Committee</text:span></text:span></text:p>
      <text:p text:style-name="P8"/>
      <text:p text:style-name="P6"><text:span text:style-name="Default_20_Paragraph_20_Font"><text:span text:style-name="T2">Building and Optimizing Data Warehouse "Star Schemas" with MySQL / Bert Scalzo</text:span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4">Web Sites</text:span></text:span></text:p>
      <text:p text:style-name="P1"><text:span text:style-name="Default_20_Paragraph_20_Font"><text:span text:style-name="T4"/></text:span></text:p>
      <text:p text:style-name="P6"><text:span text:style-name="Default_20_Paragraph_20_Font"><text:span text:style-name="T6">Saiku – Next Generation Open Source Analytics / </text:span></text:span><text:a xlink:type="simple" xlink:href="http://www.analytical-labs.com/"><text:span text:style-name="Default_20_Paragraph_20_Font">http://www.analytical-labs.com</text:span></text:a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>Data Warehouse – GeekInterview / </text:span></text:span><text:a xlink:type="simple" xlink:href="http://www.learn.geekinterview.com/data-warehouse/"><text:span text:style-name="Default_20_Paragraph_20_Font">http://www.learn.geekinterview.com/data-warehouse/</text:span></text:a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>LearnDataModeling.com / </text:span></text:span><text:a xlink:type="simple" xlink:href="http://www.learndatamodeling.com/"><text:span text:style-name="Default_20_Paragraph_20_Font">http://www.learndatamodeling.com/</text:span></text:a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>Open Source Business Inteligence / </text:span></text:span><text:a xlink:type="simple" xlink:href="http://www.squidoo.com/osbi"><text:span text:style-name="Default_20_Paragraph_20_Font">http://www.squidoo.com/osbi</text:span></text:a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>Google Chart Tools / </text:span></text:span><text:a xlink:type="simple" xlink:href="http://code.google.com/apis/chart/"><text:span text:style-name="Default_20_Paragraph_20_Font">http://code.google.com/apis/chart/</text:span></text:a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7:21:48</dc:date>
    <meta:generator>LibreOffice/3.4$Unix LibreOffice_project/340m1$Build-12</meta:generator>
    <meta:editing-duration>PT15M51S</meta:editing-duration>
    <meta:editing-cycles>11</meta:editing-cycles>
    <meta:document-statistic meta:table-count="0" meta:image-count="0" meta:object-count="0" meta:page-count="1" meta:paragraph-count="1" meta:word-count="108" meta:character-count="885" meta:non-whitespace-character-count="789"/>
  </office:meta>
</office:document-meta>
</file>